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indian</text:p>
      <text:p text:style-name="Normal"><text:tab/>It literally translates to "Indian dates", which is the Arabic name for tamarind.</text:p>
      <text:p text:style-name="Normal"><text:tab/>It also incorporates elements of larger French, Indian and Chinese cuisines, brought by French colonialization and Indian and Chinese immigrants respectively.</text:p>
      <text:p text:style-name="Normal"><text:tab/>[25] The cuisine of Martinique is a Creole cuisine with a mix of French, indigenous, African, and Indian cooking styles using local ingredients such as breadfruit, cassava, and christophine.</text:p>
      <text:p text:style-name="Normal"><text:tab/>However, if referring to Eurasian cuisine, usually the amalgamation of Portuguese, Dutch, British, Chinese, Malay, and also Indian and Peranakan influences is meant.</text:p>
      <text:p text:style-name="Normal">arbëreshë</text:p>
      <text:p text:style-name="Normal"><text:tab/>[citation needed] Kanojët is a typical Sicilian pastry and very common among the Arbëreshë people, which brought that dish back into their homelands, Albania where it is popular[citation needed].</text:p>
      <text:p text:style-name="Normal"><text:tab/>The kanojët from Piana degli Albanesi, an Arbëreshë village, are often referred to be the best cannolo.</text:p>
      <text:p text:style-name="Normal"><text:tab/>[citation needed] Other dishes include mëlci pule, eggplant appetizers, panaret which is famous among Arbëreshës, stuffed peppers composed of green peppers stuffed with rice, meat, other vegetables and herbs, turshi lakre, fried sardele me Limon, papare, which are bread leftovers cooked with water, egg, butter, and Gjizë (salted curd cheese) and bread and cheese referred as Bukë me djathë.</text:p>
      <text:p text:style-name="Normal"><text:tab/>The Arbëreshë cuisine (Albanian: Kuzhina Arbëreshë; Italian: Cucina Arbëreshë) is the cuisine of the Arbëreshë people in Ital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tine Trinh</meta:initial-creator>
    <dc:creator>Christine Trinh</dc:creator>
    <meta:creation-date>2023-03-11T23:47:00Z</meta:creation-date>
    <dc:date>2023-03-11T23:47:00Z</dc:date>
    <meta:template xlink:href="Normal" xlink:type="simple"/>
    <meta:editing-cycles>1</meta:editing-cycles>
    <meta:editing-duration>PT0S</meta:editing-duration>
    <meta:document-statistic meta:page-count="1" meta:paragraph-count="2" meta:word-count="215" meta:character-count="1442" meta:row-count="10" meta:non-whitespace-character-count="1229"/>
  </office:meta>
</office:document-meta>
</file>